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8b5f" officeooo:paragraph-rsid="000f8b5f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f8b5f" officeooo:paragraph-rsid="000f8b5f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0f8b5f" officeooo:paragraph-rsid="000f8b5f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166d8" officeooo:paragraph-rsid="001166d8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none" officeooo:rsid="000f8b5f" officeooo:paragraph-rsid="000f8b5f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none" officeooo:rsid="000f8b5f" officeooo:paragraph-rsid="000f9665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style:text-underline-style="none" officeooo:rsid="000f9665" officeooo:paragraph-rsid="000f9665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0f8b5f" officeooo:paragraph-rsid="000f8b5f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officeooo:rsid="001166d8" officeooo:paragraph-rsid="00123c2b" style:font-size-asian="14pt" style:font-size-complex="16pt"/>
    </style:style>
    <style:style style:name="P10" style:family="paragraph" style:parent-style-name="Header">
      <style:text-properties officeooo:rsid="0013232c" officeooo:paragraph-rsid="0013232c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f9665" style:font-size-asian="14pt" style:font-size-complex="16pt"/>
    </style:style>
    <style:style style:name="T3" style:family="text">
      <style:text-properties officeooo:rsid="00123c2b"/>
    </style:style>
    <style:style style:name="T4" style:family="text">
      <style:text-properties officeooo:rsid="0012fec6"/>
    </style:style>
    <style:style style:name="T5" style:family="text">
      <style:text-properties fo:font-size="20pt" style:text-underline-style="solid" style:text-underline-width="auto" style:text-underline-color="font-color" officeooo:rsid="0012fec6" style:font-size-asian="17.5pt" style:font-size-complex="20pt"/>
    </style:style>
    <style:style style:name="T6" style:family="text">
      <style:text-properties fo:font-style="italic" fo:font-weight="bold" officeooo:rsid="0012fec6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3121e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ab 1</text:p>
      <text:p text:style-name="P8">Shell and Systems Calls</text:p>
      <text:p text:style-name="P1"/>
      <text:p text:style-name="P2"/>
      <text:p text:style-name="P3">Code Organization:</text:p>
      <text:p text:style-name="P5"><text:tab/><text:span text:style-name="T1">The code is divided into folders. Each folder contains one or more related modules performing a common task.</text:span></text:p>
      <text:p text:style-name="P5"><text:span text:style-name="T1"><text:tab/>- </text:span><text:span text:style-name="T2">parser : <text:s/>This folder has modules <text:s/>responsible for parsing the input command and fetching information out of it.</text:span></text:p>
      <text:p text:style-name="P5"><text:span text:style-name="T2"><text:tab/><text:tab/>Modules : 1) Command Normalizer: to normalize the command <text:tab/><text:tab/><text:tab/><text:tab/><text:tab/>into one unified form trimming spaces outside </text:span></text:p>
      <text:p text:style-name="P5"><text:span text:style-name="T2"><text:tab/><text:tab/><text:tab/><text:tab/><text:tab/>strings and handling the ampersand character.</text:span></text:p>
      <text:p text:style-name="P5"><text:span text:style-name="T2"><text:tab/><text:tab/><text:tab/><text:tab/>2) Parser : to parse the command and fetch out <text:tab/><text:tab/><text:tab/><text:tab/><text:tab/>arguments out of it after normalizing.</text:span></text:p>
      <text:p text:style-name="P5"><text:span text:style-name="T2"><text:tab/>- executer : This folder has modules responsible for command execution.</text:span></text:p>
      <text:p text:style-name="P5"><text:span text:style-name="T2"><text:tab/><text:tab/>Modules : 1) Batch Executer : responsible for executing in <text:tab/><text:tab/><text:tab/><text:tab/><text:tab/><text:tab/>batch mode and reading batch files.</text:span></text:p>
      <text:p text:style-name="P6"><text:span text:style-name="T2"><text:tab/><text:tab/><text:tab/><text:tab/>2) Interactive Executer : responsible for executing in <text:tab/><text:tab/><text:tab/><text:tab/><text:tab/>interactive mode.</text:span></text:p>
      <text:p text:style-name="P7"><text:span text:style-name="T1"><text:tab/><text:tab/><text:tab/><text:tab/>3) Command Executer : responsible for executing <text:tab/><text:tab/><text:tab/><text:tab/><text:tab/>different commands.</text:span></text:p>
      <text:p text:style-name="P7"><text:span text:style-name="T1"><text:tab/><text:tab/><text:tab/><text:tab/>4) Registered Commands : storing strings denoting <text:tab/><text:tab/><text:tab/><text:tab/><text:tab/>commands names and identifiers.</text:span></text:p>
      <text:p text:style-name="P7"><text:span text:style-name="T1"><text:tab/>- environment : this folder contains the environment and variables modules.</text:span></text:p>
      <text:p text:style-name="P7"><text:span text:style-name="T1"><text:tab/><text:tab/>Modules : 1) environment : responsible for setting up the <text:tab/><text:tab/><text:tab/><text:tab/><text:tab/><text:tab/>environment variables.</text:span></text:p>
      <text:p text:style-name="P7"><text:span text:style-name="T1"><text:tab/><text:tab/><text:tab/><text:tab/>2) variables : module responsible for handling <text:tab/><text:tab/><text:tab/><text:tab/><text:tab/><text:tab/>variables tables for lookup and setting.</text:span></text:p>
      <text:p text:style-name="P6"><text:span text:style-name="T2"><text:tab/>- utils : this folder contains some regularly used constants.</text:span></text:p>
      <text:p text:style-name="P6"><text:span text:style-name="T2"><text:tab/>- files : this folder contains history and log files.</text:span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4">Main Functions:</text:p>
      <text:p text:style-name="P9"><text:tab/>- <text:span text:style-name="T3">normalize_command : this function normalizes the input command into a well formated form to be parsed.</text:span></text:p>
      <text:p text:style-name="P9"><text:span text:style-name="T3"><text:tab/>- parse_command : this function fetches the command and its argument out of the normalized command.</text:span></text:p>
      <text:p text:style-name="P9"><text:span text:style-name="T3"><text:tab/>- execute_command : this function decides whether this function should be executed by exec() or by hand implemented functions.</text:span></text:p>
      <text:p text:style-name="P9"><text:span text:style-name="T3"><text:tab/>- save_command : this function saves commands into history file.</text:span></text:p>
      <text:p text:style-name="P9"><text:span text:style-name="T3"><text:tab/>- setup_environment : this function loads environment variables from system such as HOME and PATH and loads other constants used in code.</text:span></text:p>
      <text:p text:style-name="P9"><text:span text:style-name="T3"><text:tab/>- set/lookup_variable : these functions handle variables operations.</text:span></text:p>
      <text:p text:style-name="P9"/>
      <text:p text:style-name="P9"><text:span text:style-name="T5">Code Compilation Instructions:</text:span><text:span text:style-name="T4"> </text:span></text:p>
      <text:p text:style-name="P9"><text:tab/><text:span text:style-name="T4">Type the following instructions in terminal :</text:span></text:p>
      <text:p text:style-name="P9"><text:tab/><text:tab/><text:span text:style-name="T6">cmake CmakeLists.txt</text:span></text:p>
      <text:p text:style-name="P9"><text:span text:style-name="T6"><text:tab/><text:tab/>make</text:span></text:p>
      <text:p text:style-name="P9"><text:span text:style-name="T6"><text:tab/><text:tab/>./shell </text:span><text:span text:style-name="T7">[optional batch_file_name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3232c" officeooo:paragraph-rsid="0013232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S 333 : Operating Systems <text:tab/> <text:s text:c="77"/>Alexandria University</text:p>
        <text:p text:style-name="MP1">Lab 1 : Shell and System Calls<text:tab/> <text:s text:c="73"/>Faculty of Engineering</text:p>
        <text:p text:style-name="MP1">Name : <text:s/>Ahmed Moustafa El-Naggar<text:tab/> <text:s text:c="43"/>Computer and Systems Department</text:p>
        <text:p text:style-name="MP1">ID : 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2:53:09.662591451</meta:creation-date>
    <dc:date>2017-10-11T23:19:33.441841745</dc:date>
    <meta:editing-duration>PT26M2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335" meta:character-count="2452" meta:non-whitespace-character-count="1856"/>
  </office:meta>
</office:document-meta>
</file>